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2536" calcext:value-type="float">
            <text:p>89.6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3392" calcext:value-type="float">
            <text:p>89.6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5584" calcext:value-type="float">
            <text:p>89.6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7296" calcext:value-type="float">
            <text:p>89.6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8152" calcext:value-type="float">
            <text:p>89.6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5104" calcext:value-type="float">
            <text:p>89.6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2912" calcext:value-type="float">
            <text:p>89.5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072" calcext:value-type="float">
            <text:p>89.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6816" calcext:value-type="float">
            <text:p>89.5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072" calcext:value-type="float">
            <text:p>89.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1576" calcext:value-type="float">
            <text:p>89.5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3288" calcext:value-type="float">
            <text:p>89.5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8528" calcext:value-type="float">
            <text:p>89.5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1096" calcext:value-type="float">
            <text:p>89.5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8904" calcext:value-type="float">
            <text:p>89.5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5856" calcext:value-type="float">
            <text:p>89.5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976" calcext:value-type="float">
            <text:p>89.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5856" calcext:value-type="float">
            <text:p>89.5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3664" calcext:value-type="float">
            <text:p>89.5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8424" calcext:value-type="float">
            <text:p>89.4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928" calcext:value-type="float">
            <text:p>89.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2328" calcext:value-type="float">
            <text:p>89.4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2328" calcext:value-type="float">
            <text:p>89.4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3184" calcext:value-type="float">
            <text:p>89.4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0136" calcext:value-type="float">
            <text:p>89.4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7944" calcext:value-type="float">
            <text:p>89.4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5752" calcext:value-type="float">
            <text:p>89.4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6608" calcext:value-type="float">
            <text:p>89.4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9656" calcext:value-type="float">
            <text:p>89.4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6608" calcext:value-type="float">
            <text:p>89.4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7464" calcext:value-type="float">
            <text:p>89.4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832" calcext:value-type="float">
            <text:p>89.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1368" calcext:value-type="float">
            <text:p>89.4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832" calcext:value-type="float">
            <text:p>89.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308" calcext:value-type="float">
            <text:p>89.4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784" calcext:value-type="float">
            <text:p>89.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4792" calcext:value-type="float">
            <text:p>89.3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0888" calcext:value-type="float">
            <text:p>89.4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8696" calcext:value-type="float">
            <text:p>89.3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6504" calcext:value-type="float">
            <text:p>89.3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3456" calcext:value-type="float">
            <text:p>89.3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6504" calcext:value-type="float">
            <text:p>89.3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3456" calcext:value-type="float">
            <text:p>89.3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736" calcext:value-type="float">
            <text:p>89.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4312" calcext:value-type="float">
            <text:p>89.3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736" calcext:value-type="float">
            <text:p>89.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4312" calcext:value-type="float">
            <text:p>89.3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5168" calcext:value-type="float">
            <text:p>89.3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212" calcext:value-type="float">
            <text:p>89.3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212" calcext:value-type="float">
            <text:p>89.3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5168" calcext:value-type="float">
            <text:p>89.3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8216" calcext:value-type="float">
            <text:p>89.3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212" calcext:value-type="float">
            <text:p>89.3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212" calcext:value-type="float">
            <text:p>89.3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736" calcext:value-type="float">
            <text:p>89.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0408" calcext:value-type="float">
            <text:p>89.3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5168" calcext:value-type="float">
            <text:p>89.3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212" calcext:value-type="float">
            <text:p>89.3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1264" calcext:value-type="float">
            <text:p>89.3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3456" calcext:value-type="float">
            <text:p>89.3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0408" calcext:value-type="float">
            <text:p>89.3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9552" calcext:value-type="float">
            <text:p>89.3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4312" calcext:value-type="float">
            <text:p>89.3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4312" calcext:value-type="float">
            <text:p>89.3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8216" calcext:value-type="float">
            <text:p>89.3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736" calcext:value-type="float">
            <text:p>89.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3456" calcext:value-type="float">
            <text:p>89.3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1264" calcext:value-type="float">
            <text:p>89.3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8216" calcext:value-type="float">
            <text:p>89.3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8216" calcext:value-type="float">
            <text:p>89.3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5168" calcext:value-type="float">
            <text:p>89.3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8216" calcext:value-type="float">
            <text:p>89.3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212" calcext:value-type="float">
            <text:p>89.3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212" calcext:value-type="float">
            <text:p>89.3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9072" calcext:value-type="float">
            <text:p>89.3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9072" calcext:value-type="float">
            <text:p>89.3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212" calcext:value-type="float">
            <text:p>89.3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8216" calcext:value-type="float">
            <text:p>89.3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212" calcext:value-type="float">
            <text:p>89.3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5168" calcext:value-type="float">
            <text:p>89.3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8216" calcext:value-type="float">
            <text:p>89.3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8216" calcext:value-type="float">
            <text:p>89.3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8216" calcext:value-type="float">
            <text:p>89.3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1264" calcext:value-type="float">
            <text:p>89.3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8216" calcext:value-type="float">
            <text:p>89.3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736" calcext:value-type="float">
            <text:p>89.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26" calcext:value-type="float">
            <text:p>89.3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5648" calcext:value-type="float">
            <text:p>89.3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8696" calcext:value-type="float">
            <text:p>89.3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6504" calcext:value-type="float">
            <text:p>89.3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4792" calcext:value-type="float">
            <text:p>89.3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6984" calcext:value-type="float">
            <text:p>89.4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0032" calcext:value-type="float">
            <text:p>89.4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6984" calcext:value-type="float">
            <text:p>89.4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9176" calcext:value-type="float">
            <text:p>89.4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1368" calcext:value-type="float">
            <text:p>89.4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9656" calcext:value-type="float">
            <text:p>89.4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88" calcext:value-type="float">
            <text:p>89.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1848" calcext:value-type="float">
            <text:p>89.4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4896" calcext:value-type="float">
            <text:p>89.4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3184" calcext:value-type="float">
            <text:p>89.4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5376" calcext:value-type="float">
            <text:p>89.4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7568" calcext:value-type="float">
            <text:p>89.5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1952" calcext:value-type="float">
            <text:p>89.5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3288" calcext:value-type="float">
            <text:p>89.5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8528" calcext:value-type="float">
            <text:p>89.5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3768" calcext:value-type="float">
            <text:p>89.5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2056" calcext:value-type="float">
            <text:p>89.6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0344" calcext:value-type="float">
            <text:p>89.6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0824" calcext:value-type="float">
            <text:p>89.6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4352" calcext:value-type="float">
            <text:p>89.6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8736" calcext:value-type="float">
            <text:p>89.7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312" calcext:value-type="float">
            <text:p>89.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36" calcext:value-type="float">
            <text:p>89.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6272" calcext:value-type="float">
            <text:p>89.8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5896" calcext:value-type="float">
            <text:p>89.8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4664" calcext:value-type="float">
            <text:p>89.8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8296" calcext:value-type="float">
            <text:p>89.9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8024" calcext:value-type="float">
            <text:p>90.1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6792" calcext:value-type="float">
            <text:p>90.1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984" calcext:value-type="float">
            <text:p>90.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5936" calcext:value-type="float">
            <text:p>90.1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2032" calcext:value-type="float">
            <text:p>90.1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508" calcext:value-type="float">
            <text:p>90.1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4224" calcext:value-type="float">
            <text:p>90.1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3368" calcext:value-type="float">
            <text:p>90.1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9464" calcext:value-type="float">
            <text:p>90.1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556" calcext:value-type="float">
            <text:p>90.2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1656" calcext:value-type="float">
            <text:p>90.2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6896" calcext:value-type="float">
            <text:p>90.2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604" calcext:value-type="float">
            <text:p>90.2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2136" calcext:value-type="float">
            <text:p>90.2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4328" calcext:value-type="float">
            <text:p>90.2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2616" calcext:value-type="float">
            <text:p>90.2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4808" calcext:value-type="float">
            <text:p>90.2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7" calcext:value-type="float">
            <text:p>90.2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21384" calcext:value-type="float">
            <text:p>90.3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24432" calcext:value-type="float">
            <text:p>90.3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32" calcext:value-type="float">
            <text:p>90.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0632" calcext:value-type="float">
            <text:p>90.4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0256" calcext:value-type="float">
            <text:p>90.4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6352" calcext:value-type="float">
            <text:p>90.4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1592" calcext:value-type="float">
            <text:p>90.4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464" calcext:value-type="float">
            <text:p>90.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464" calcext:value-type="float">
            <text:p>90.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6832" calcext:value-type="float">
            <text:p>90.4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6832" calcext:value-type="float">
            <text:p>90.4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82928" calcext:value-type="float">
            <text:p>90.4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82928" calcext:value-type="float">
            <text:p>90.4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988" calcext:value-type="float">
            <text:p>90.4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85976" calcext:value-type="float">
            <text:p>90.4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82928" calcext:value-type="float">
            <text:p>90.4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82928" calcext:value-type="float">
            <text:p>90.4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89024" calcext:value-type="float">
            <text:p>90.4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89024" calcext:value-type="float">
            <text:p>90.4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85976" calcext:value-type="float">
            <text:p>90.4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89024" calcext:value-type="float">
            <text:p>90.4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85976" calcext:value-type="float">
            <text:p>90.4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2072" calcext:value-type="float">
            <text:p>90.4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512" calcext:value-type="float">
            <text:p>90.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82928" calcext:value-type="float">
            <text:p>90.4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512" calcext:value-type="float">
            <text:p>90.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89024" calcext:value-type="float">
            <text:p>90.4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2072" calcext:value-type="float">
            <text:p>90.4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6832" calcext:value-type="float">
            <text:p>90.4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6832" calcext:value-type="float">
            <text:p>90.4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3784" calcext:value-type="float">
            <text:p>90.4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988" calcext:value-type="float">
            <text:p>90.4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0736" calcext:value-type="float">
            <text:p>90.4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7688" calcext:value-type="float">
            <text:p>90.4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464" calcext:value-type="float">
            <text:p>90.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1592" calcext:value-type="float">
            <text:p>90.4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3784" calcext:value-type="float">
            <text:p>90.4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0736" calcext:value-type="float">
            <text:p>90.4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7688" calcext:value-type="float">
            <text:p>90.4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464" calcext:value-type="float">
            <text:p>90.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464" calcext:value-type="float">
            <text:p>90.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1592" calcext:value-type="float">
            <text:p>90.4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1592" calcext:value-type="float">
            <text:p>90.4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94" calcext:value-type="float">
            <text:p>90.4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3304" calcext:value-type="float">
            <text:p>90.4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2448" calcext:value-type="float">
            <text:p>90.4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2448" calcext:value-type="float">
            <text:p>90.4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6352" calcext:value-type="float">
            <text:p>90.4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6352" calcext:value-type="float">
            <text:p>90.4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6352" calcext:value-type="float">
            <text:p>90.4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416" calcext:value-type="float">
            <text:p>90.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416" calcext:value-type="float">
            <text:p>90.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0256" calcext:value-type="float">
            <text:p>90.4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7208" calcext:value-type="float">
            <text:p>90.4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21968" calcext:value-type="float">
            <text:p>90.4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416" calcext:value-type="float">
            <text:p>90.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28064" calcext:value-type="float">
            <text:p>90.4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25016" calcext:value-type="float">
            <text:p>90.4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416" calcext:value-type="float">
            <text:p>90.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1112" calcext:value-type="float">
            <text:p>90.4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28064" calcext:value-type="float">
            <text:p>90.4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21968" calcext:value-type="float">
            <text:p>90.4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1112" calcext:value-type="float">
            <text:p>90.4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28064" calcext:value-type="float">
            <text:p>90.4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21968" calcext:value-type="float">
            <text:p>90.4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25016" calcext:value-type="float">
            <text:p>90.4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15872" calcext:value-type="float">
            <text:p>90.4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12824" calcext:value-type="float">
            <text:p>90.4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6728" calcext:value-type="float">
            <text:p>90.4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6728" calcext:value-type="float">
            <text:p>90.4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368" calcext:value-type="float">
            <text:p>90.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7584" calcext:value-type="float">
            <text:p>90.3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2344" calcext:value-type="float">
            <text:p>90.3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368" calcext:value-type="float">
            <text:p>90.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7584" calcext:value-type="float">
            <text:p>90.3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1488" calcext:value-type="float">
            <text:p>90.3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7584" calcext:value-type="float">
            <text:p>90.3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368" calcext:value-type="float">
            <text:p>90.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0632" calcext:value-type="float">
            <text:p>90.4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6728" calcext:value-type="float">
            <text:p>90.4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0632" calcext:value-type="float">
            <text:p>90.4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7584" calcext:value-type="float">
            <text:p>90.3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844" calcext:value-type="float">
            <text:p>90.3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3-21 2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6728" calcext:value-type="float">
            <text:p>90.4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796" calcext:value-type="float">
            <text:p>90.3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0152" calcext:value-type="float">
            <text:p>90.3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796" calcext:value-type="float">
            <text:p>90.3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796" calcext:value-type="float">
            <text:p>90.3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796" calcext:value-type="float">
            <text:p>90.3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4912" calcext:value-type="float">
            <text:p>90.3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1008" calcext:value-type="float">
            <text:p>90.3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4056" calcext:value-type="float">
            <text:p>90.3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1008" calcext:value-type="float">
            <text:p>90.3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0152" calcext:value-type="float">
            <text:p>90.3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9672" calcext:value-type="float">
            <text:p>90.3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1008" calcext:value-type="float">
            <text:p>90.3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0152" calcext:value-type="float">
            <text:p>90.3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272" calcext:value-type="float">
            <text:p>90.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796" calcext:value-type="float">
            <text:p>90.3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1008" calcext:value-type="float">
            <text:p>90.3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32" calcext:value-type="float">
            <text:p>90.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4056" calcext:value-type="float">
            <text:p>90.3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1008" calcext:value-type="float">
            <text:p>90.3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1008" calcext:value-type="float">
            <text:p>90.3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1864" calcext:value-type="float">
            <text:p>90.3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4056" calcext:value-type="float">
            <text:p>90.3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796" calcext:value-type="float">
            <text:p>90.3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796" calcext:value-type="float">
            <text:p>90.3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1008" calcext:value-type="float">
            <text:p>90.3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4056" calcext:value-type="float">
            <text:p>90.3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8816" calcext:value-type="float">
            <text:p>90.3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272" calcext:value-type="float">
            <text:p>90.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8816" calcext:value-type="float">
            <text:p>90.3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1864" calcext:value-type="float">
            <text:p>90.3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1864" calcext:value-type="float">
            <text:p>90.3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8816" calcext:value-type="float">
            <text:p>90.3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8816" calcext:value-type="float">
            <text:p>90.3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796" calcext:value-type="float">
            <text:p>90.3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272" calcext:value-type="float">
            <text:p>90.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1008" calcext:value-type="float">
            <text:p>90.3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1864" calcext:value-type="float">
            <text:p>90.3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4912" calcext:value-type="float">
            <text:p>90.3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272" calcext:value-type="float">
            <text:p>90.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3576" calcext:value-type="float">
            <text:p>90.3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272" calcext:value-type="float">
            <text:p>90.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8816" calcext:value-type="float">
            <text:p>90.3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272" calcext:value-type="float">
            <text:p>90.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272" calcext:value-type="float">
            <text:p>90.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3576" calcext:value-type="float">
            <text:p>90.3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21384" calcext:value-type="float">
            <text:p>90.3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6624" calcext:value-type="float">
            <text:p>90.3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6144" calcext:value-type="float">
            <text:p>90.3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0528" calcext:value-type="float">
            <text:p>90.3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0528" calcext:value-type="float">
            <text:p>90.3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2748" calcext:value-type="float">
            <text:p>90.3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6144" calcext:value-type="float">
            <text:p>90.3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3096" calcext:value-type="float">
            <text:p>90.3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224" calcext:value-type="float">
            <text:p>90.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9192" calcext:value-type="float">
            <text:p>90.3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9192" calcext:value-type="float">
            <text:p>90.3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6144" calcext:value-type="float">
            <text:p>90.3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7856" calcext:value-type="float">
            <text:p>90.2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3952" calcext:value-type="float">
            <text:p>90.2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0904" calcext:value-type="float">
            <text:p>90.2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0904" calcext:value-type="float">
            <text:p>90.2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176" calcext:value-type="float">
            <text:p>90.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7856" calcext:value-type="float">
            <text:p>90.2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0904" calcext:value-type="float">
            <text:p>90.2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4808" calcext:value-type="float">
            <text:p>90.2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176" calcext:value-type="float">
            <text:p>90.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4808" calcext:value-type="float">
            <text:p>90.2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0904" calcext:value-type="float">
            <text:p>90.2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8712" calcext:value-type="float">
            <text:p>90.2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7856" calcext:value-type="float">
            <text:p>90.2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5664" calcext:value-type="float">
            <text:p>90.2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8712" calcext:value-type="float">
            <text:p>90.2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2616" calcext:value-type="float">
            <text:p>90.2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2616" calcext:value-type="float">
            <text:p>90.2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7376" calcext:value-type="float">
            <text:p>90.2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4328" calcext:value-type="float">
            <text:p>90.2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9568" calcext:value-type="float">
            <text:p>90.2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9568" calcext:value-type="float">
            <text:p>90.2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8232" calcext:value-type="float">
            <text:p>90.2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2136" calcext:value-type="float">
            <text:p>90.2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8232" calcext:value-type="float">
            <text:p>90.2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4328" calcext:value-type="float">
            <text:p>90.2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7376" calcext:value-type="float">
            <text:p>90.2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9088" calcext:value-type="float">
            <text:p>90.2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8232" calcext:value-type="float">
            <text:p>90.2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128" calcext:value-type="float">
            <text:p>90.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9088" calcext:value-type="float">
            <text:p>90.2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9088" calcext:value-type="float">
            <text:p>90.2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2136" calcext:value-type="float">
            <text:p>90.2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5184" calcext:value-type="float">
            <text:p>90.2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3848" calcext:value-type="float">
            <text:p>90.2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9944" calcext:value-type="float">
            <text:p>90.2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2136" calcext:value-type="float">
            <text:p>90.2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2992" calcext:value-type="float">
            <text:p>90.2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9944" calcext:value-type="float">
            <text:p>90.2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9088" calcext:value-type="float">
            <text:p>90.2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9088" calcext:value-type="float">
            <text:p>90.2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7376" calcext:value-type="float">
            <text:p>90.2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8232" calcext:value-type="float">
            <text:p>90.2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604" calcext:value-type="float">
            <text:p>90.2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2136" calcext:value-type="float">
            <text:p>90.2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5184" calcext:value-type="float">
            <text:p>90.2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4328" calcext:value-type="float">
            <text:p>90.2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0424" calcext:value-type="float">
            <text:p>90.2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9568" calcext:value-type="float">
            <text:p>90.2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3472" calcext:value-type="float">
            <text:p>90.2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652" calcext:value-type="float">
            <text:p>90.2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5664" calcext:value-type="float">
            <text:p>90.2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5664" calcext:value-type="float">
            <text:p>90.2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176" calcext:value-type="float">
            <text:p>90.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4808" calcext:value-type="float">
            <text:p>90.2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7" calcext:value-type="float">
            <text:p>90.2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0048" calcext:value-type="float">
            <text:p>90.3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7" calcext:value-type="float">
            <text:p>90.2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7856" calcext:value-type="float">
            <text:p>90.2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0048" calcext:value-type="float">
            <text:p>90.3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6144" calcext:value-type="float">
            <text:p>90.3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7" calcext:value-type="float">
            <text:p>90.2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7" calcext:value-type="float">
            <text:p>90.2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4808" calcext:value-type="float">
            <text:p>90.2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7856" calcext:value-type="float">
            <text:p>90.2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7856" calcext:value-type="float">
            <text:p>90.2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3952" calcext:value-type="float">
            <text:p>90.2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7" calcext:value-type="float">
            <text:p>90.2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7856" calcext:value-type="float">
            <text:p>90.2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4808" calcext:value-type="float">
            <text:p>90.2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4808" calcext:value-type="float">
            <text:p>90.2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8712" calcext:value-type="float">
            <text:p>90.2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176" calcext:value-type="float">
            <text:p>90.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4808" calcext:value-type="float">
            <text:p>90.2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8712" calcext:value-type="float">
            <text:p>90.2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5664" calcext:value-type="float">
            <text:p>90.2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176" calcext:value-type="float">
            <text:p>90.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9568" calcext:value-type="float">
            <text:p>90.2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9568" calcext:value-type="float">
            <text:p>90.2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9568" calcext:value-type="float">
            <text:p>90.2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652" calcext:value-type="float">
            <text:p>90.2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652" calcext:value-type="float">
            <text:p>90.2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9568" calcext:value-type="float">
            <text:p>90.2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3472" calcext:value-type="float">
            <text:p>90.2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4328" calcext:value-type="float">
            <text:p>90.2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8232" calcext:value-type="float">
            <text:p>90.2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4328" calcext:value-type="float">
            <text:p>90.2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8232" calcext:value-type="float">
            <text:p>90.2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7376" calcext:value-type="float">
            <text:p>90.2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8232" calcext:value-type="float">
            <text:p>90.2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9088" calcext:value-type="float">
            <text:p>90.2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5184" calcext:value-type="float">
            <text:p>90.2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604" calcext:value-type="float">
            <text:p>90.2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604" calcext:value-type="float">
            <text:p>90.2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9088" calcext:value-type="float">
            <text:p>90.2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2992" calcext:value-type="float">
            <text:p>90.2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6896" calcext:value-type="float">
            <text:p>90.2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9944" calcext:value-type="float">
            <text:p>90.2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3848" calcext:value-type="float">
            <text:p>90.2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3848" calcext:value-type="float">
            <text:p>90.2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7752" calcext:value-type="float">
            <text:p>90.2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1656" calcext:value-type="float">
            <text:p>90.2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4704" calcext:value-type="float">
            <text:p>90.2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4704" calcext:value-type="float">
            <text:p>90.2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4704" calcext:value-type="float">
            <text:p>90.2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8608" calcext:value-type="float">
            <text:p>90.2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556" calcext:value-type="float">
            <text:p>90.2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556" calcext:value-type="float">
            <text:p>90.2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9464" calcext:value-type="float">
            <text:p>90.1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9-1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4704" calcext:value-type="float">
            <text:p>90.2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0528" calcext:value-type="float">
            <text:p>90.3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6624" calcext:value-type="float">
            <text:p>90.3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9672" calcext:value-type="float">
            <text:p>90.3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9672" calcext:value-type="float">
            <text:p>90.3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9672" calcext:value-type="float">
            <text:p>90.3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272" calcext:value-type="float">
            <text:p>90.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8816" calcext:value-type="float">
            <text:p>90.3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1864" calcext:value-type="float">
            <text:p>90.3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1864" calcext:value-type="float">
            <text:p>90.3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8816" calcext:value-type="float">
            <text:p>90.3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5768" calcext:value-type="float">
            <text:p>90.3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272" calcext:value-type="float">
            <text:p>90.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272" calcext:value-type="float">
            <text:p>90.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5768" calcext:value-type="float">
            <text:p>90.3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5768" calcext:value-type="float">
            <text:p>90.3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1864" calcext:value-type="float">
            <text:p>90.3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5768" calcext:value-type="float">
            <text:p>90.3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272" calcext:value-type="float">
            <text:p>90.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9672" calcext:value-type="float">
            <text:p>90.3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0528" calcext:value-type="float">
            <text:p>90.3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2748" calcext:value-type="float">
            <text:p>90.3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24432" calcext:value-type="float">
            <text:p>90.3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24432" calcext:value-type="float">
            <text:p>90.3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21384" calcext:value-type="float">
            <text:p>90.3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21384" calcext:value-type="float">
            <text:p>90.3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224" calcext:value-type="float">
            <text:p>90.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5288" calcext:value-type="float">
            <text:p>90.3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224" calcext:value-type="float">
            <text:p>90.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224" calcext:value-type="float">
            <text:p>90.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3096" calcext:value-type="float">
            <text:p>90.3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0048" calcext:value-type="float">
            <text:p>90.3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3096" calcext:value-type="float">
            <text:p>90.3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0048" calcext:value-type="float">
            <text:p>90.3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3952" calcext:value-type="float">
            <text:p>90.2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176" calcext:value-type="float">
            <text:p>90.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7856" calcext:value-type="float">
            <text:p>90.2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0904" calcext:value-type="float">
            <text:p>90.2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4808" calcext:value-type="float">
            <text:p>90.2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8712" calcext:value-type="float">
            <text:p>90.2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4808" calcext:value-type="float">
            <text:p>90.2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7856" calcext:value-type="float">
            <text:p>90.2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8712" calcext:value-type="float">
            <text:p>90.2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5664" calcext:value-type="float">
            <text:p>90.2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5664" calcext:value-type="float">
            <text:p>90.2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8712" calcext:value-type="float">
            <text:p>90.2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8712" calcext:value-type="float">
            <text:p>90.2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9568" calcext:value-type="float">
            <text:p>90.2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2616" calcext:value-type="float">
            <text:p>90.2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5664" calcext:value-type="float">
            <text:p>90.2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5664" calcext:value-type="float">
            <text:p>90.2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2616" calcext:value-type="float">
            <text:p>90.2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9568" calcext:value-type="float">
            <text:p>90.2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652" calcext:value-type="float">
            <text:p>90.2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7376" calcext:value-type="float">
            <text:p>90.2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7376" calcext:value-type="float">
            <text:p>90.2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7376" calcext:value-type="float">
            <text:p>90.2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4328" calcext:value-type="float">
            <text:p>90.2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8232" calcext:value-type="float">
            <text:p>90.2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128" calcext:value-type="float">
            <text:p>90.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0424" calcext:value-type="float">
            <text:p>90.2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4328" calcext:value-type="float">
            <text:p>90.2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8232" calcext:value-type="float">
            <text:p>90.2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8232" calcext:value-type="float">
            <text:p>90.2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5184" calcext:value-type="float">
            <text:p>90.2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2992" calcext:value-type="float">
            <text:p>90.2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9944" calcext:value-type="float">
            <text:p>90.2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9944" calcext:value-type="float">
            <text:p>90.2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2992" calcext:value-type="float">
            <text:p>90.2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3848" calcext:value-type="float">
            <text:p>90.2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6896" calcext:value-type="float">
            <text:p>90.2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8608" calcext:value-type="float">
            <text:p>90.2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2512" calcext:value-type="float">
            <text:p>90.2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2512" calcext:value-type="float">
            <text:p>90.2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2512" calcext:value-type="float">
            <text:p>90.2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9464" calcext:value-type="float">
            <text:p>90.1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6416" calcext:value-type="float">
            <text:p>90.1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6416" calcext:value-type="float">
            <text:p>90.1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2512" calcext:value-type="float">
            <text:p>90.2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9464" calcext:value-type="float">
            <text:p>90.1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6416" calcext:value-type="float">
            <text:p>90.1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4224" calcext:value-type="float">
            <text:p>90.1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8128" calcext:value-type="float">
            <text:p>90.1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508" calcext:value-type="float">
            <text:p>90.1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1176" calcext:value-type="float">
            <text:p>90.1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8128" calcext:value-type="float">
            <text:p>90.1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8128" calcext:value-type="float">
            <text:p>90.1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1176" calcext:value-type="float">
            <text:p>90.1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2032" calcext:value-type="float">
            <text:p>90.1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2032" calcext:value-type="float">
            <text:p>90.1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2032" calcext:value-type="float">
            <text:p>90.1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508" calcext:value-type="float">
            <text:p>90.1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4224" calcext:value-type="float">
            <text:p>90.1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4224" calcext:value-type="float">
            <text:p>90.1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508" calcext:value-type="float">
            <text:p>90.1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4224" calcext:value-type="float">
            <text:p>90.1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9464" calcext:value-type="float">
            <text:p>90.1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7752" calcext:value-type="float">
            <text:p>90.2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9088" calcext:value-type="float">
            <text:p>90.2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604" calcext:value-type="float">
            <text:p>90.2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7752" calcext:value-type="float">
            <text:p>90.2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8232" calcext:value-type="float">
            <text:p>90.2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5184" calcext:value-type="float">
            <text:p>90.2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9088" calcext:value-type="float">
            <text:p>90.2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2992" calcext:value-type="float">
            <text:p>90.2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9944" calcext:value-type="float">
            <text:p>90.2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6896" calcext:value-type="float">
            <text:p>90.2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3848" calcext:value-type="float">
            <text:p>90.2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6896" calcext:value-type="float">
            <text:p>90.2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3848" calcext:value-type="float">
            <text:p>90.2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3848" calcext:value-type="float">
            <text:p>90.2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4704" calcext:value-type="float">
            <text:p>90.2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8608" calcext:value-type="float">
            <text:p>90.2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1656" calcext:value-type="float">
            <text:p>90.2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8608" calcext:value-type="float">
            <text:p>90.2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556" calcext:value-type="float">
            <text:p>90.2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9464" calcext:value-type="float">
            <text:p>90.1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556" calcext:value-type="float">
            <text:p>90.2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1656" calcext:value-type="float">
            <text:p>90.2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2512" calcext:value-type="float">
            <text:p>90.2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6416" calcext:value-type="float">
            <text:p>90.1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3368" calcext:value-type="float">
            <text:p>90.1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3368" calcext:value-type="float">
            <text:p>90.1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9464" calcext:value-type="float">
            <text:p>90.1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7272" calcext:value-type="float">
            <text:p>90.1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6416" calcext:value-type="float">
            <text:p>90.1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7272" calcext:value-type="float">
            <text:p>90.1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7272" calcext:value-type="float">
            <text:p>90.1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4224" calcext:value-type="float">
            <text:p>90.1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1176" calcext:value-type="float">
            <text:p>90.1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508" calcext:value-type="float">
            <text:p>90.1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5936" calcext:value-type="float">
            <text:p>90.1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2888" calcext:value-type="float">
            <text:p>90.1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508" calcext:value-type="float">
            <text:p>90.1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2888" calcext:value-type="float">
            <text:p>90.1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5936" calcext:value-type="float">
            <text:p>90.1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508" calcext:value-type="float">
            <text:p>90.1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2888" calcext:value-type="float">
            <text:p>90.1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984" calcext:value-type="float">
            <text:p>90.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3744" calcext:value-type="float">
            <text:p>90.1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3744" calcext:value-type="float">
            <text:p>90.1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7648" calcext:value-type="float">
            <text:p>90.1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2408" calcext:value-type="float">
            <text:p>90.1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5456" calcext:value-type="float">
            <text:p>90.1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5456" calcext:value-type="float">
            <text:p>90.1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0696" calcext:value-type="float">
            <text:p>90.1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8504" calcext:value-type="float">
            <text:p>90.1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3264" calcext:value-type="float">
            <text:p>90.1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412" calcext:value-type="float">
            <text:p>90.1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412" calcext:value-type="float">
            <text:p>90.1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7168" calcext:value-type="float">
            <text:p>90.1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8024" calcext:value-type="float">
            <text:p>90.1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1072" calcext:value-type="float">
            <text:p>90.1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1072" calcext:value-type="float">
            <text:p>90.1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8024" calcext:value-type="float">
            <text:p>90.1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8024" calcext:value-type="float">
            <text:p>90.1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6688" calcext:value-type="float">
            <text:p>90.0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2784" calcext:value-type="float">
            <text:p>90.0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5832" calcext:value-type="float">
            <text:p>90.0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6688" calcext:value-type="float">
            <text:p>90.0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2784" calcext:value-type="float">
            <text:p>90.0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5832" calcext:value-type="float">
            <text:p>90.0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364" calcext:value-type="float">
            <text:p>90.0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6208" calcext:value-type="float">
            <text:p>90.0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7064" calcext:value-type="float">
            <text:p>90.0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84" calcext:value-type="float">
            <text:p>90.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5352" calcext:value-type="float">
            <text:p>90.0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9256" calcext:value-type="float">
            <text:p>90.0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9256" calcext:value-type="float">
            <text:p>90.0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9256" calcext:value-type="float">
            <text:p>90.0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1448" calcext:value-type="float">
            <text:p>90.0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1344" calcext:value-type="float">
            <text:p>90.0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4016" calcext:value-type="float">
            <text:p>90.0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316" calcext:value-type="float">
            <text:p>90.0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0968" calcext:value-type="float">
            <text:p>90.0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1824" calcext:value-type="float">
            <text:p>90.0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4872" calcext:value-type="float">
            <text:p>90.0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792" calcext:value-type="float">
            <text:p>90.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792" calcext:value-type="float">
            <text:p>90.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4016" calcext:value-type="float">
            <text:p>90.0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5728" calcext:value-type="float">
            <text:p>90.0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744" calcext:value-type="float">
            <text:p>90.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9632" calcext:value-type="float">
            <text:p>90.0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3536" calcext:value-type="float">
            <text:p>90.0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3536" calcext:value-type="float">
            <text:p>90.0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0488" calcext:value-type="float">
            <text:p>90.0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4392" calcext:value-type="float">
            <text:p>90.0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4392" calcext:value-type="float">
            <text:p>90.0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3536" calcext:value-type="float">
            <text:p>90.0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0488" calcext:value-type="float">
            <text:p>90.0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22" calcext:value-type="float">
            <text:p>89.9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22" calcext:value-type="float">
            <text:p>89.9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22" calcext:value-type="float">
            <text:p>89.9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8296" calcext:value-type="float">
            <text:p>89.9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744" calcext:value-type="float">
            <text:p>90.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9152" calcext:value-type="float">
            <text:p>89.9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3056" calcext:value-type="float">
            <text:p>89.9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1344" calcext:value-type="float">
            <text:p>90.0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8296" calcext:value-type="float">
            <text:p>89.9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0488" calcext:value-type="float">
            <text:p>90.0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1344" calcext:value-type="float">
            <text:p>90.0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4392" calcext:value-type="float">
            <text:p>90.0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6584" calcext:value-type="float">
            <text:p>90.0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9632" calcext:value-type="float">
            <text:p>90.0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0968" calcext:value-type="float">
            <text:p>90.0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1824" calcext:value-type="float">
            <text:p>90.0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792" calcext:value-type="float">
            <text:p>90.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7064" calcext:value-type="float">
            <text:p>90.0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7064" calcext:value-type="float">
            <text:p>90.0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0968" calcext:value-type="float">
            <text:p>90.0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0112" calcext:value-type="float">
            <text:p>90.0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84" calcext:value-type="float">
            <text:p>90.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7064" calcext:value-type="float">
            <text:p>90.0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1824" calcext:value-type="float">
            <text:p>90.0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0968" calcext:value-type="float">
            <text:p>90.0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0112" calcext:value-type="float">
            <text:p>90.0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84" calcext:value-type="float">
            <text:p>90.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4496" calcext:value-type="float">
            <text:p>90.0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364" calcext:value-type="float">
            <text:p>90.0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8024" calcext:value-type="float">
            <text:p>90.1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3264" calcext:value-type="float">
            <text:p>90.1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5456" calcext:value-type="float">
            <text:p>90.1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984" calcext:value-type="float">
            <text:p>90.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7272" calcext:value-type="float">
            <text:p>90.1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3368" calcext:value-type="float">
            <text:p>90.1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9464" calcext:value-type="float">
            <text:p>90.1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1656" calcext:value-type="float">
            <text:p>90.2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2136" calcext:value-type="float">
            <text:p>90.2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556" calcext:value-type="float">
            <text:p>90.2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556" calcext:value-type="float">
            <text:p>90.2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1656" calcext:value-type="float">
            <text:p>90.2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2512" calcext:value-type="float">
            <text:p>90.2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8608" calcext:value-type="float">
            <text:p>90.2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8608" calcext:value-type="float">
            <text:p>90.2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3368" calcext:value-type="float">
            <text:p>90.1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1176" calcext:value-type="float">
            <text:p>90.1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7272" calcext:value-type="float">
            <text:p>90.1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2512" calcext:value-type="float">
            <text:p>90.2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8984" calcext:value-type="float">
            <text:p>90.1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1176" calcext:value-type="float">
            <text:p>90.1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4224" calcext:value-type="float">
            <text:p>90.1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508" calcext:value-type="float">
            <text:p>90.1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5936" calcext:value-type="float">
            <text:p>90.1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4224" calcext:value-type="float">
            <text:p>90.1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2888" calcext:value-type="float">
            <text:p>90.1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4224" calcext:value-type="float">
            <text:p>90.1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2888" calcext:value-type="float">
            <text:p>90.1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984" calcext:value-type="float">
            <text:p>90.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2888" calcext:value-type="float">
            <text:p>90.1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984" calcext:value-type="float">
            <text:p>90.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6792" calcext:value-type="float">
            <text:p>90.1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7648" calcext:value-type="float">
            <text:p>90.1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6792" calcext:value-type="float">
            <text:p>90.1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1552" calcext:value-type="float">
            <text:p>90.1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46" calcext:value-type="float">
            <text:p>90.1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0696" calcext:value-type="float">
            <text:p>90.1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3744" calcext:value-type="float">
            <text:p>90.1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0696" calcext:value-type="float">
            <text:p>90.1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46" calcext:value-type="float">
            <text:p>90.1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3744" calcext:value-type="float">
            <text:p>90.1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5456" calcext:value-type="float">
            <text:p>90.1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46" calcext:value-type="float">
            <text:p>90.1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1552" calcext:value-type="float">
            <text:p>90.1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8504" calcext:value-type="float">
            <text:p>90.1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7648" calcext:value-type="float">
            <text:p>90.1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0696" calcext:value-type="float">
            <text:p>90.1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2408" calcext:value-type="float">
            <text:p>90.1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7168" calcext:value-type="float">
            <text:p>90.1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1072" calcext:value-type="float">
            <text:p>90.1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6312" calcext:value-type="float">
            <text:p>90.1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6312" calcext:value-type="float">
            <text:p>90.1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412" calcext:value-type="float">
            <text:p>90.1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412" calcext:value-type="float">
            <text:p>90.1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8024" calcext:value-type="float">
            <text:p>90.1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364" calcext:value-type="float">
            <text:p>90.0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888" calcext:value-type="float">
            <text:p>90.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8024" calcext:value-type="float">
            <text:p>90.1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1072" calcext:value-type="float">
            <text:p>90.1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8024" calcext:value-type="float">
            <text:p>90.1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2784" calcext:value-type="float">
            <text:p>90.0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1928" calcext:value-type="float">
            <text:p>90.1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2784" calcext:value-type="float">
            <text:p>90.0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2784" calcext:value-type="float">
            <text:p>90.0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412" calcext:value-type="float">
            <text:p>90.1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0592" calcext:value-type="float">
            <text:p>90.0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4496" calcext:value-type="float">
            <text:p>90.0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6688" calcext:value-type="float">
            <text:p>90.0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364" calcext:value-type="float">
            <text:p>90.0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7544" calcext:value-type="float">
            <text:p>90.0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364" calcext:value-type="float">
            <text:p>90.0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0592" calcext:value-type="float">
            <text:p>90.0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6688" calcext:value-type="float">
            <text:p>90.0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0592" calcext:value-type="float">
            <text:p>90.0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364" calcext:value-type="float">
            <text:p>90.0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0592" calcext:value-type="float">
            <text:p>90.0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4496" calcext:value-type="float">
            <text:p>90.0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84" calcext:value-type="float">
            <text:p>90.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84" calcext:value-type="float">
            <text:p>90.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5352" calcext:value-type="float">
            <text:p>90.0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5352" calcext:value-type="float">
            <text:p>90.0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5352" calcext:value-type="float">
            <text:p>90.0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2304" calcext:value-type="float">
            <text:p>90.0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5352" calcext:value-type="float">
            <text:p>90.0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9256" calcext:value-type="float">
            <text:p>90.0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5352" calcext:value-type="float">
            <text:p>90.0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9256" calcext:value-type="float">
            <text:p>90.0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316" calcext:value-type="float">
            <text:p>90.0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0968" calcext:value-type="float">
            <text:p>90.0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0112" calcext:value-type="float">
            <text:p>90.0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4016" calcext:value-type="float">
            <text:p>90.0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4016" calcext:value-type="float">
            <text:p>90.0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0968" calcext:value-type="float">
            <text:p>90.0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792" calcext:value-type="float">
            <text:p>90.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0968" calcext:value-type="float">
            <text:p>90.0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1824" calcext:value-type="float">
            <text:p>90.0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268" calcext:value-type="float">
            <text:p>90.0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1824" calcext:value-type="float">
            <text:p>90.0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9632" calcext:value-type="float">
            <text:p>90.0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6584" calcext:value-type="float">
            <text:p>90.0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9632" calcext:value-type="float">
            <text:p>90.0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8776" calcext:value-type="float">
            <text:p>90.0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5728" calcext:value-type="float">
            <text:p>90.0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6584" calcext:value-type="float">
            <text:p>90.0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4392" calcext:value-type="float">
            <text:p>90.0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1344" calcext:value-type="float">
            <text:p>90.0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22" calcext:value-type="float">
            <text:p>89.9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22" calcext:value-type="float">
            <text:p>89.9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1344" calcext:value-type="float">
            <text:p>90.0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744" calcext:value-type="float">
            <text:p>90.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4392" calcext:value-type="float">
            <text:p>90.0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9152" calcext:value-type="float">
            <text:p>89.9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6104" calcext:value-type="float">
            <text:p>89.9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6104" calcext:value-type="float">
            <text:p>89.9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9152" calcext:value-type="float">
            <text:p>89.9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6104" calcext:value-type="float">
            <text:p>89.9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6104" calcext:value-type="float">
            <text:p>89.9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696" calcext:value-type="float">
            <text:p>89.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696" calcext:value-type="float">
            <text:p>89.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3912" calcext:value-type="float">
            <text:p>89.9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3912" calcext:value-type="float">
            <text:p>89.9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0864" calcext:value-type="float">
            <text:p>89.9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8672" calcext:value-type="float">
            <text:p>89.9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172" calcext:value-type="float">
            <text:p>89.9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172" calcext:value-type="float">
            <text:p>89.9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2576" calcext:value-type="float">
            <text:p>89.9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9528" calcext:value-type="float">
            <text:p>89.9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9528" calcext:value-type="float">
            <text:p>89.9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2576" calcext:value-type="float">
            <text:p>89.9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0384" calcext:value-type="float">
            <text:p>89.9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3432" calcext:value-type="float">
            <text:p>89.9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0384" calcext:value-type="float">
            <text:p>89.9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7336" calcext:value-type="float">
            <text:p>89.9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3432" calcext:value-type="float">
            <text:p>89.9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124" calcext:value-type="float">
            <text:p>89.9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4288" calcext:value-type="float">
            <text:p>89.9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4288" calcext:value-type="float">
            <text:p>89.9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124" calcext:value-type="float">
            <text:p>89.9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5144" calcext:value-type="float">
            <text:p>89.9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124" calcext:value-type="float">
            <text:p>89.9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5144" calcext:value-type="float">
            <text:p>89.9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9048" calcext:value-type="float">
            <text:p>89.9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9904" calcext:value-type="float">
            <text:p>89.9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9904" calcext:value-type="float">
            <text:p>89.9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6856" calcext:value-type="float">
            <text:p>89.9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1616" calcext:value-type="float">
            <text:p>89.8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4664" calcext:value-type="float">
            <text:p>89.8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4664" calcext:value-type="float">
            <text:p>89.8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2472" calcext:value-type="float">
            <text:p>89.8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552" calcext:value-type="float">
            <text:p>89.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8568" calcext:value-type="float">
            <text:p>89.8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4664" calcext:value-type="float">
            <text:p>89.8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9424" calcext:value-type="float">
            <text:p>89.8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9424" calcext:value-type="float">
            <text:p>89.8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2472" calcext:value-type="float">
            <text:p>89.8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9424" calcext:value-type="float">
            <text:p>89.8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6376" calcext:value-type="float">
            <text:p>89.8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028" calcext:value-type="float">
            <text:p>89.8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028" calcext:value-type="float">
            <text:p>89.8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1136" calcext:value-type="float">
            <text:p>89.8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028" calcext:value-type="float">
            <text:p>89.8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7232" calcext:value-type="float">
            <text:p>89.8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4184" calcext:value-type="float">
            <text:p>89.8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8088" calcext:value-type="float">
            <text:p>89.8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504" calcext:value-type="float">
            <text:p>89.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8944" calcext:value-type="float">
            <text:p>89.8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6752" calcext:value-type="float">
            <text:p>89.8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98" calcext:value-type="float">
            <text:p>89.8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0656" calcext:value-type="float">
            <text:p>89.8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0656" calcext:value-type="float">
            <text:p>89.8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3704" calcext:value-type="float">
            <text:p>89.8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1512" calcext:value-type="float">
            <text:p>89.8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7608" calcext:value-type="float">
            <text:p>89.8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456" calcext:value-type="float">
            <text:p>89.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1512" calcext:value-type="float">
            <text:p>89.8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8464" calcext:value-type="float">
            <text:p>89.8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8464" calcext:value-type="float">
            <text:p>89.8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5416" calcext:value-type="float">
            <text:p>89.8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932" calcext:value-type="float">
            <text:p>89.8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6272" calcext:value-type="float">
            <text:p>89.8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7128" calcext:value-type="float">
            <text:p>89.7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1032" calcext:value-type="float">
            <text:p>89.7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1032" calcext:value-type="float">
            <text:p>89.7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4936" calcext:value-type="float">
            <text:p>89.7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2744" calcext:value-type="float">
            <text:p>89.7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9696" calcext:value-type="float">
            <text:p>89.7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9696" calcext:value-type="float">
            <text:p>89.7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6648" calcext:value-type="float">
            <text:p>89.7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36" calcext:value-type="float">
            <text:p>89.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0552" calcext:value-type="float">
            <text:p>89.7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4456" calcext:value-type="float">
            <text:p>89.7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4456" calcext:value-type="float">
            <text:p>89.7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2264" calcext:value-type="float">
            <text:p>89.7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6168" calcext:value-type="float">
            <text:p>89.7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312" calcext:value-type="float">
            <text:p>89.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0072" calcext:value-type="float">
            <text:p>89.7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7024" calcext:value-type="float">
            <text:p>89.7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0928" calcext:value-type="float">
            <text:p>89.7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788" calcext:value-type="float">
            <text:p>89.7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788" calcext:value-type="float">
            <text:p>89.7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788" calcext:value-type="float">
            <text:p>89.7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1784" calcext:value-type="float">
            <text:p>89.7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8736" calcext:value-type="float">
            <text:p>89.7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9592" calcext:value-type="float">
            <text:p>89.6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6544" calcext:value-type="float">
            <text:p>89.6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0448" calcext:value-type="float">
            <text:p>89.6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74" calcext:value-type="float">
            <text:p>89.6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0448" calcext:value-type="float">
            <text:p>89.6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4352" calcext:value-type="float">
            <text:p>89.6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8256" calcext:value-type="float">
            <text:p>89.6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216" calcext:value-type="float">
            <text:p>89.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9112" calcext:value-type="float">
            <text:p>89.6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9968" calcext:value-type="float">
            <text:p>89.6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692" calcext:value-type="float">
            <text:p>89.6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4728" calcext:value-type="float">
            <text:p>89.6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4728" calcext:value-type="float">
            <text:p>89.6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8632" calcext:value-type="float">
            <text:p>89.6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8632" calcext:value-type="float">
            <text:p>89.6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9488" calcext:value-type="float">
            <text:p>89.6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3392" calcext:value-type="float">
            <text:p>89.6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9488" calcext:value-type="float">
            <text:p>89.6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7296" calcext:value-type="float">
            <text:p>89.6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4248" calcext:value-type="float">
            <text:p>89.6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8152" calcext:value-type="float">
            <text:p>89.6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8152" calcext:value-type="float">
            <text:p>89.6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9864" calcext:value-type="float">
            <text:p>89.5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9008" calcext:value-type="float">
            <text:p>89.5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596" calcext:value-type="float">
            <text:p>89.5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6816" calcext:value-type="float">
            <text:p>89.5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2912" calcext:value-type="float">
            <text:p>89.5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2912" calcext:value-type="float">
            <text:p>89.5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6816" calcext:value-type="float">
            <text:p>89.5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8048" calcext:value-type="float">
            <text:p>89.5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4624" calcext:value-type="float">
            <text:p>89.5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4624" calcext:value-type="float">
            <text:p>89.5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8528" calcext:value-type="float">
            <text:p>89.5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8528" calcext:value-type="float">
            <text:p>89.5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8528" calcext:value-type="float">
            <text:p>89.5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548" calcext:value-type="float">
            <text:p>89.5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8528" calcext:value-type="float">
            <text:p>89.5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8528" calcext:value-type="float">
            <text:p>89.5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548" calcext:value-type="float">
            <text:p>89.5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2432" calcext:value-type="float">
            <text:p>89.5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8528" calcext:value-type="float">
            <text:p>89.5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8528" calcext:value-type="float">
            <text:p>89.5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8528" calcext:value-type="float">
            <text:p>89.5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072" calcext:value-type="float">
            <text:p>89.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072" calcext:value-type="float">
            <text:p>89.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4624" calcext:value-type="float">
            <text:p>89.5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7672" calcext:value-type="float">
            <text:p>89.5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2056" calcext:value-type="float">
            <text:p>89.6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8632" calcext:value-type="float">
            <text:p>89.6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7776" calcext:value-type="float">
            <text:p>89.6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692" calcext:value-type="float">
            <text:p>89.6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692" calcext:value-type="float">
            <text:p>89.6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0824" calcext:value-type="float">
            <text:p>89.6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4728" calcext:value-type="float">
            <text:p>89.6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168" calcext:value-type="float">
            <text:p>89.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8632" calcext:value-type="float">
            <text:p>89.6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5584" calcext:value-type="float">
            <text:p>89.6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5584" calcext:value-type="float">
            <text:p>89.6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9488" calcext:value-type="float">
            <text:p>89.6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0344" calcext:value-type="float">
            <text:p>89.6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3392" calcext:value-type="float">
            <text:p>89.6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644" calcext:value-type="float">
            <text:p>89.6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4248" calcext:value-type="float">
            <text:p>89.6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5104" calcext:value-type="float">
            <text:p>89.6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0344" calcext:value-type="float">
            <text:p>89.6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4624" calcext:value-type="float">
            <text:p>89.5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2056" calcext:value-type="float">
            <text:p>89.6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9008" calcext:value-type="float">
            <text:p>89.5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2912" calcext:value-type="float">
            <text:p>89.5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596" calcext:value-type="float">
            <text:p>89.5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596" calcext:value-type="float">
            <text:p>89.5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6816" calcext:value-type="float">
            <text:p>89.5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9864" calcext:value-type="float">
            <text:p>89.5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3768" calcext:value-type="float">
            <text:p>89.5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072" calcext:value-type="float">
            <text:p>89.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2432" calcext:value-type="float">
            <text:p>89.5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2432" calcext:value-type="float">
            <text:p>89.5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6816" calcext:value-type="float">
            <text:p>89.5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8528" calcext:value-type="float">
            <text:p>89.5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3288" calcext:value-type="float">
            <text:p>89.5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7192" calcext:value-type="float">
            <text:p>89.5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7192" calcext:value-type="float">
            <text:p>89.5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9384" calcext:value-type="float">
            <text:p>89.5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8528" calcext:value-type="float">
            <text:p>89.5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2432" calcext:value-type="float">
            <text:p>89.5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6336" calcext:value-type="float">
            <text:p>89.5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024" calcext:value-type="float">
            <text:p>89.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6336" calcext:value-type="float">
            <text:p>89.5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4144" calcext:value-type="float">
            <text:p>89.5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2808" calcext:value-type="float">
            <text:p>89.5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3664" calcext:value-type="float">
            <text:p>89.5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1472" calcext:value-type="float">
            <text:p>89.5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976" calcext:value-type="float">
            <text:p>89.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5376" calcext:value-type="float">
            <text:p>89.4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3184" calcext:value-type="float">
            <text:p>89.4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928" calcext:value-type="float">
            <text:p>89.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1472" calcext:value-type="float">
            <text:p>89.5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928" calcext:value-type="float">
            <text:p>89.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7088" calcext:value-type="float">
            <text:p>89.4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0992" calcext:value-type="float">
            <text:p>89.4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9656" calcext:value-type="float">
            <text:p>89.4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9656" calcext:value-type="float">
            <text:p>89.4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5752" calcext:value-type="float">
            <text:p>89.4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7464" calcext:value-type="float">
            <text:p>89.4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7464" calcext:value-type="float">
            <text:p>89.4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2704" calcext:value-type="float">
            <text:p>89.4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1848" calcext:value-type="float">
            <text:p>89.4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356" calcext:value-type="float">
            <text:p>89.4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0032" calcext:value-type="float">
            <text:p>89.4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9176" calcext:value-type="float">
            <text:p>89.4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5272" calcext:value-type="float">
            <text:p>89.4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1368" calcext:value-type="float">
            <text:p>89.4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6984" calcext:value-type="float">
            <text:p>89.4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8696" calcext:value-type="float">
            <text:p>89.3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4792" calcext:value-type="float">
            <text:p>89.3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0888" calcext:value-type="float">
            <text:p>89.4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784" calcext:value-type="float">
            <text:p>89.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4792" calcext:value-type="float">
            <text:p>89.3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5648" calcext:value-type="float">
            <text:p>89.3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26" calcext:value-type="float">
            <text:p>89.3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5648" calcext:value-type="float">
            <text:p>89.3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9552" calcext:value-type="float">
            <text:p>89.3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0784" calcext:value-type="float">
            <text:p>89.3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9072" calcext:value-type="float">
            <text:p>89.3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212" calcext:value-type="float">
            <text:p>89.3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688" calcext:value-type="float">
            <text:p>89.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24688" calcext:value-type="float">
            <text:p>89.3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6024" calcext:value-type="float">
            <text:p>89.3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8216" calcext:value-type="float">
            <text:p>89.3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212" calcext:value-type="float">
            <text:p>89.3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3352" calcext:value-type="float">
            <text:p>89.3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9116" calcext:value-type="float">
            <text:p>89.2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0304" calcext:value-type="float">
            <text:p>89.3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9448" calcext:value-type="float">
            <text:p>89.3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3352" calcext:value-type="float">
            <text:p>89.3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2976" calcext:value-type="float">
            <text:p>89.3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3352" calcext:value-type="float">
            <text:p>89.3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8968" calcext:value-type="float">
            <text:p>89.2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8488" calcext:value-type="float">
            <text:p>89.2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068" calcext:value-type="float">
            <text:p>89.2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9824" calcext:value-type="float">
            <text:p>89.2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2872" calcext:value-type="float">
            <text:p>89.2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9116" calcext:value-type="float">
            <text:p>89.2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6776" calcext:value-type="float">
            <text:p>89.2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3728" calcext:value-type="float">
            <text:p>89.2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544" calcext:value-type="float">
            <text:p>89.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02" calcext:value-type="float">
            <text:p>89.2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9344" calcext:value-type="float">
            <text:p>89.2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3248" calcext:value-type="float">
            <text:p>89.2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7632" calcext:value-type="float">
            <text:p>89.2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3248" calcext:value-type="float">
            <text:p>89.2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3248" calcext:value-type="float">
            <text:p>89.2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02" calcext:value-type="float">
            <text:p>89.2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27152" calcext:value-type="float">
            <text:p>89.2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5816" calcext:value-type="float">
            <text:p>89.2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3624" calcext:value-type="float">
            <text:p>89.1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972" calcext:value-type="float">
            <text:p>89.1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496" calcext:value-type="float">
            <text:p>89.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6672" calcext:value-type="float">
            <text:p>89.1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0096" calcext:value-type="float">
            <text:p>89.1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0576" calcext:value-type="float">
            <text:p>89.1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7528" calcext:value-type="float">
            <text:p>89.1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6192" calcext:value-type="float">
            <text:p>89.1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8384" calcext:value-type="float">
            <text:p>89.1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5336" calcext:value-type="float">
            <text:p>89.1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1808" calcext:value-type="float">
            <text:p>89.1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5712" calcext:value-type="float">
            <text:p>89.1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0472" calcext:value-type="float">
            <text:p>89.1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02184" calcext:value-type="float">
            <text:p>89.1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17424" calcext:value-type="float">
            <text:p>89.1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5712" calcext:value-type="float">
            <text:p>89.1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2664" calcext:value-type="float">
            <text:p>89.1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02184" calcext:value-type="float">
            <text:p>89.1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9136" calcext:value-type="float">
            <text:p>89.0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02184" calcext:value-type="float">
            <text:p>89.1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0828" calcext:value-type="float">
            <text:p>89.1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9136" calcext:value-type="float">
            <text:p>89.0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6944" calcext:value-type="float">
            <text:p>89.0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02184" calcext:value-type="float">
            <text:p>89.1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6088" calcext:value-type="float">
            <text:p>89.0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0848" calcext:value-type="float">
            <text:p>89.0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9512" calcext:value-type="float">
            <text:p>89.0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8656" calcext:value-type="float">
            <text:p>89.0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9512" calcext:value-type="float">
            <text:p>89.0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256" calcext:value-type="float">
            <text:p>89.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4732" calcext:value-type="float">
            <text:p>89.0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9032" calcext:value-type="float">
            <text:p>89.0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208" calcext:value-type="float">
            <text:p>89.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9032" calcext:value-type="float">
            <text:p>89.0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2936" calcext:value-type="float">
            <text:p>89.0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208" calcext:value-type="float">
            <text:p>89.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4732" calcext:value-type="float">
            <text:p>89.0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5504" calcext:value-type="float">
            <text:p>88.9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8552" calcext:value-type="float">
            <text:p>88.9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2936" calcext:value-type="float">
            <text:p>89.0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16" calcext:value-type="float">
            <text:p>89.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4648" calcext:value-type="float">
            <text:p>89.0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0744" calcext:value-type="float">
            <text:p>89.0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5504" calcext:value-type="float">
            <text:p>88.9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2456" calcext:value-type="float">
            <text:p>88.9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7216" calcext:value-type="float">
            <text:p>88.9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8928" calcext:value-type="float">
            <text:p>88.9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2832" calcext:value-type="float">
            <text:p>88.9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8072" calcext:value-type="float">
            <text:p>88.9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8928" calcext:value-type="float">
            <text:p>88.9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588" calcext:value-type="float">
            <text:p>88.9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588" calcext:value-type="float">
            <text:p>88.9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8928" calcext:value-type="float">
            <text:p>88.9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7592" calcext:value-type="float">
            <text:p>88.9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2352" calcext:value-type="float">
            <text:p>88.9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1496" calcext:value-type="float">
            <text:p>88.9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9784" calcext:value-type="float">
            <text:p>88.9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6256" calcext:value-type="float">
            <text:p>88.9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3208" calcext:value-type="float">
            <text:p>88.9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4544" calcext:value-type="float">
            <text:p>88.9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1872" calcext:value-type="float">
            <text:p>88.8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492" calcext:value-type="float">
            <text:p>88.8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1872" calcext:value-type="float">
            <text:p>88.8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6632" calcext:value-type="float">
            <text:p>88.8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5776" calcext:value-type="float">
            <text:p>88.8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1392" calcext:value-type="float">
            <text:p>88.8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1392" calcext:value-type="float">
            <text:p>88.8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7488" calcext:value-type="float">
            <text:p>88.8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0536" calcext:value-type="float">
            <text:p>88.8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7488" calcext:value-type="float">
            <text:p>88.8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8344" calcext:value-type="float">
            <text:p>88.8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92" calcext:value-type="float">
            <text:p>88.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92" calcext:value-type="float">
            <text:p>88.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5296" calcext:value-type="float">
            <text:p>88.8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5296" calcext:value-type="float">
            <text:p>88.8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5672" calcext:value-type="float">
            <text:p>88.8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1768" calcext:value-type="float">
            <text:p>88.8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3104" calcext:value-type="float">
            <text:p>88.8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7384" calcext:value-type="float">
            <text:p>88.7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824" calcext:value-type="float">
            <text:p>88.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1288" calcext:value-type="float">
            <text:p>88.7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6528" calcext:value-type="float">
            <text:p>88.8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6528" calcext:value-type="float">
            <text:p>88.8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2144" calcext:value-type="float">
            <text:p>88.7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9952" calcext:value-type="float">
            <text:p>88.7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4712" calcext:value-type="float">
            <text:p>88.7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0808" calcext:value-type="float">
            <text:p>88.7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6904" calcext:value-type="float">
            <text:p>88.7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3856" calcext:value-type="float">
            <text:p>88.7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4712" calcext:value-type="float">
            <text:p>88.7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252" calcext:value-type="float">
            <text:p>88.7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8616" calcext:value-type="float">
            <text:p>88.7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728" calcext:value-type="float">
            <text:p>88.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728" calcext:value-type="float">
            <text:p>88.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728" calcext:value-type="float">
            <text:p>88.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0328" calcext:value-type="float">
            <text:p>88.7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2896" calcext:value-type="float">
            <text:p>88.7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9848" calcext:value-type="float">
            <text:p>88.6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3752" calcext:value-type="float">
            <text:p>88.6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0704" calcext:value-type="float">
            <text:p>88.6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8512" calcext:value-type="float">
            <text:p>88.6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7656" calcext:value-type="float">
            <text:p>88.6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9848" calcext:value-type="float">
            <text:p>88.6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7656" calcext:value-type="float">
            <text:p>88.6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5464" calcext:value-type="float">
            <text:p>88.6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2416" calcext:value-type="float">
            <text:p>88.6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0224" calcext:value-type="float">
            <text:p>88.6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4128" calcext:value-type="float">
            <text:p>88.6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1936" calcext:value-type="float">
            <text:p>88.6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8888" calcext:value-type="float">
            <text:p>88.6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584" calcext:value-type="float">
            <text:p>88.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584" calcext:value-type="float">
            <text:p>88.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2792" calcext:value-type="float">
            <text:p>88.6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2792" calcext:value-type="float">
            <text:p>88.6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6696" calcext:value-type="float">
            <text:p>88.6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7552" calcext:value-type="float">
            <text:p>88.6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8408" calcext:value-type="float">
            <text:p>88.6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2312" calcext:value-type="float">
            <text:p>88.6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536" calcext:value-type="float">
            <text:p>88.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012" calcext:value-type="float">
            <text:p>88.5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7928" calcext:value-type="float">
            <text:p>88.5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488" calcext:value-type="float">
            <text:p>88.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7072" calcext:value-type="float">
            <text:p>88.5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7928" calcext:value-type="float">
            <text:p>88.5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5736" calcext:value-type="float">
            <text:p>88.5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3544" calcext:value-type="float">
            <text:p>88.5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44" calcext:value-type="float">
            <text:p>88.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1352" calcext:value-type="float">
            <text:p>88.5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2208" calcext:value-type="float">
            <text:p>88.5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6112" calcext:value-type="float">
            <text:p>88.5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916" calcext:value-type="float">
            <text:p>88.5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3064" calcext:value-type="float">
            <text:p>88.5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0016" calcext:value-type="float">
            <text:p>88.5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0872" calcext:value-type="float">
            <text:p>88.5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01728" calcext:value-type="float">
            <text:p>88.5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04776" calcext:value-type="float">
            <text:p>88.5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95632" calcext:value-type="float">
            <text:p>88.4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344" calcext:value-type="float">
            <text:p>88.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77344" calcext:value-type="float">
            <text:p>88.4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92584" calcext:value-type="float">
            <text:p>88.4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77344" calcext:value-type="float">
            <text:p>88.4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6008" calcext:value-type="float">
            <text:p>88.4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6864" calcext:value-type="float">
            <text:p>88.4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296" calcext:value-type="float">
            <text:p>88.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6008" calcext:value-type="float">
            <text:p>88.4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0768" calcext:value-type="float">
            <text:p>88.4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0768" calcext:value-type="float">
            <text:p>88.4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3816" calcext:value-type="float">
            <text:p>88.4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1624" calcext:value-type="float">
            <text:p>88.4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248" calcext:value-type="float">
            <text:p>88.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9432" calcext:value-type="float">
            <text:p>88.4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248" calcext:value-type="float">
            <text:p>88.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0288" calcext:value-type="float">
            <text:p>88.4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8096" calcext:value-type="float">
            <text:p>88.3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2856" calcext:value-type="float">
            <text:p>88.3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8952" calcext:value-type="float">
            <text:p>88.3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8952" calcext:value-type="float">
            <text:p>88.3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2856" calcext:value-type="float">
            <text:p>88.3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7616" calcext:value-type="float">
            <text:p>88.3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7616" calcext:value-type="float">
            <text:p>88.3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5424" calcext:value-type="float">
            <text:p>88.3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5424" calcext:value-type="float">
            <text:p>88.3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628" calcext:value-type="float">
            <text:p>88.3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0184" calcext:value-type="float">
            <text:p>88.3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104" calcext:value-type="float">
            <text:p>88.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1896" calcext:value-type="float">
            <text:p>88.3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58" calcext:value-type="float">
            <text:p>88.3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2752" calcext:value-type="float">
            <text:p>88.3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056" calcext:value-type="float">
            <text:p>88.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4464" calcext:value-type="float">
            <text:p>88.2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532" calcext:value-type="float">
            <text:p>88.2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532" calcext:value-type="float">
            <text:p>88.2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3128" calcext:value-type="float">
            <text:p>88.2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67032" calcext:value-type="float">
            <text:p>88.2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63984" calcext:value-type="float">
            <text:p>88.2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57888" calcext:value-type="float">
            <text:p>88.2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8744" calcext:value-type="float">
            <text:p>88.2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6552" calcext:value-type="float">
            <text:p>88.2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21312" calcext:value-type="float">
            <text:p>88.2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8264" calcext:value-type="float">
            <text:p>88.2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8264" calcext:value-type="float">
            <text:p>88.2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5216" calcext:value-type="float">
            <text:p>88.2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0912" calcext:value-type="float">
            <text:p>88.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6928" calcext:value-type="float">
            <text:p>88.1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0832" calcext:value-type="float">
            <text:p>88.1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81688" calcext:value-type="float">
            <text:p>88.1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72544" calcext:value-type="float">
            <text:p>88.1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34" calcext:value-type="float">
            <text:p>88.1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0352" calcext:value-type="float">
            <text:p>88.1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4256" calcext:value-type="float">
            <text:p>88.1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816" calcext:value-type="float">
            <text:p>88.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292" calcext:value-type="float">
            <text:p>88.1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3776" calcext:value-type="float">
            <text:p>88.1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4632" calcext:value-type="float">
            <text:p>88.1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8536" calcext:value-type="float">
            <text:p>88.1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244" calcext:value-type="float">
            <text:p>88.1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3296" calcext:value-type="float">
            <text:p>88.0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0248" calcext:value-type="float">
            <text:p>88.0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8056" calcext:value-type="float">
            <text:p>88.0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8912" calcext:value-type="float">
            <text:p>88.0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0624" calcext:value-type="float">
            <text:p>88.0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9288" calcext:value-type="float">
            <text:p>88.0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624" calcext:value-type="float">
            <text:p>88.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624" calcext:value-type="float">
            <text:p>88.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0144" calcext:value-type="float">
            <text:p>88.0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98808" calcext:value-type="float">
            <text:p>87.9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9664" calcext:value-type="float">
            <text:p>87.9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7472" calcext:value-type="float">
            <text:p>87.9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528" calcext:value-type="float">
            <text:p>87.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9184" calcext:value-type="float">
            <text:p>87.9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40896" calcext:value-type="float">
            <text:p>87.9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8704" calcext:value-type="float">
            <text:p>87.9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6512" calcext:value-type="float">
            <text:p>87.9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0416" calcext:value-type="float">
            <text:p>87.9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01272" calcext:value-type="float">
            <text:p>87.9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95176" calcext:value-type="float">
            <text:p>87.8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9936" calcext:value-type="float">
            <text:p>87.8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4696" calcext:value-type="float">
            <text:p>87.8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336" calcext:value-type="float">
            <text:p>87.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812" calcext:value-type="float">
            <text:p>87.8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812" calcext:value-type="float">
            <text:p>87.8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5928" calcext:value-type="float">
            <text:p>87.8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0688" calcext:value-type="float">
            <text:p>87.8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5448" calcext:value-type="float">
            <text:p>87.7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716" calcext:value-type="float">
            <text:p>87.7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8016" calcext:value-type="float">
            <text:p>87.7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48872" calcext:value-type="float">
            <text:p>87.7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0584" calcext:value-type="float">
            <text:p>87.7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5344" calcext:value-type="float">
            <text:p>87.7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0104" calcext:value-type="float">
            <text:p>87.7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7912" calcext:value-type="float">
            <text:p>87.6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9624" calcext:value-type="float">
            <text:p>87.6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7432" calcext:value-type="float">
            <text:p>87.6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1336" calcext:value-type="float">
            <text:p>87.6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9144" calcext:value-type="float">
            <text:p>87.6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7808" calcext:value-type="float">
            <text:p>87.6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6472" calcext:value-type="float">
            <text:p>87.5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1232" calcext:value-type="float">
            <text:p>87.5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904" calcext:value-type="float">
            <text:p>87.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5992" calcext:value-type="float">
            <text:p>87.5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6848" calcext:value-type="float">
            <text:p>87.5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7704" calcext:value-type="float">
            <text:p>87.5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6368" calcext:value-type="float">
            <text:p>87.5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808" calcext:value-type="float">
            <text:p>87.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6744" calcext:value-type="float">
            <text:p>87.4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0648" calcext:value-type="float">
            <text:p>87.4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3696" calcext:value-type="float">
            <text:p>87.4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8456" calcext:value-type="float">
            <text:p>87.4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9688" calcext:value-type="float">
            <text:p>87.4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2736" calcext:value-type="float">
            <text:p>87.4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8832" calcext:value-type="float">
            <text:p>87.4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7976" calcext:value-type="float">
            <text:p>87.4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7496" calcext:value-type="float">
            <text:p>87.4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3968" calcext:value-type="float">
            <text:p>87.3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4824" calcext:value-type="float">
            <text:p>87.3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7872" calcext:value-type="float">
            <text:p>87.3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4824" calcext:value-type="float">
            <text:p>87.3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2632" calcext:value-type="float">
            <text:p>87.3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7392" calcext:value-type="float">
            <text:p>87.3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52" calcext:value-type="float">
            <text:p>87.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6912" calcext:value-type="float">
            <text:p>87.3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1672" calcext:value-type="float">
            <text:p>87.2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0816" calcext:value-type="float">
            <text:p>87.3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5576" calcext:value-type="float">
            <text:p>87.2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5096" calcext:value-type="float">
            <text:p>87.2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6808" calcext:value-type="float">
            <text:p>87.2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1568" calcext:value-type="float">
            <text:p>87.2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5472" calcext:value-type="float">
            <text:p>87.2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1944" calcext:value-type="float">
            <text:p>87.1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7184" calcext:value-type="float">
            <text:p>87.1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1944" calcext:value-type="float">
            <text:p>87.1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6704" calcext:value-type="float">
            <text:p>87.1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4512" calcext:value-type="float">
            <text:p>87.1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9272" calcext:value-type="float">
            <text:p>87.1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7936" calcext:value-type="float">
            <text:p>87.1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8792" calcext:value-type="float">
            <text:p>87.1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184" calcext:value-type="float">
            <text:p>87.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708" calcext:value-type="float">
            <text:p>87.1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136" calcext:value-type="float">
            <text:p>87.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0024" calcext:value-type="float">
            <text:p>87.0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7832" calcext:value-type="float">
            <text:p>87.0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7832" calcext:value-type="float">
            <text:p>87.0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1736" calcext:value-type="float">
            <text:p>87.0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4304" calcext:value-type="float">
            <text:p>87.0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1256" calcext:value-type="float">
            <text:p>87.0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7352" calcext:value-type="float">
            <text:p>87.0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6872" calcext:value-type="float">
            <text:p>86.9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7728" calcext:value-type="float">
            <text:p>86.9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944" calcext:value-type="float">
            <text:p>86.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1632" calcext:value-type="float">
            <text:p>86.9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896" calcext:value-type="float">
            <text:p>86.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0672" calcext:value-type="float">
            <text:p>86.9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0672" calcext:value-type="float">
            <text:p>86.9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9336" calcext:value-type="float">
            <text:p>86.8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6288" calcext:value-type="float">
            <text:p>86.8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4576" calcext:value-type="float">
            <text:p>86.9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372" calcext:value-type="float">
            <text:p>86.9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276" calcext:value-type="float">
            <text:p>86.8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1424" calcext:value-type="float">
            <text:p>86.8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8376" calcext:value-type="float">
            <text:p>86.8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1424" calcext:value-type="float">
            <text:p>86.8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6664" calcext:value-type="float">
            <text:p>86.8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5328" calcext:value-type="float">
            <text:p>86.8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6184" calcext:value-type="float">
            <text:p>86.8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4368" calcext:value-type="float">
            <text:p>86.7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8272" calcext:value-type="float">
            <text:p>86.7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2656" calcext:value-type="float">
            <text:p>86.7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2656" calcext:value-type="float">
            <text:p>86.7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3512" calcext:value-type="float">
            <text:p>86.7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3512" calcext:value-type="float">
            <text:p>86.7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8272" calcext:value-type="float">
            <text:p>86.7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5224" calcext:value-type="float">
            <text:p>86.7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3408" calcext:value-type="float">
            <text:p>86.7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2072" calcext:value-type="float">
            <text:p>86.6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4744" calcext:value-type="float">
            <text:p>86.7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3888" calcext:value-type="float">
            <text:p>86.7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6456" calcext:value-type="float">
            <text:p>86.7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2928" calcext:value-type="float">
            <text:p>86.6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6832" calcext:value-type="float">
            <text:p>86.6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4264" calcext:value-type="float">
            <text:p>86.6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3784" calcext:value-type="float">
            <text:p>86.6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988" calcext:value-type="float">
            <text:p>86.6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4264" calcext:value-type="float">
            <text:p>86.6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8544" calcext:value-type="float">
            <text:p>86.6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6352" calcext:value-type="float">
            <text:p>86.6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3304" calcext:value-type="float">
            <text:p>86.6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0256" calcext:value-type="float">
            <text:p>86.6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1592" calcext:value-type="float">
            <text:p>86.6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2824" calcext:value-type="float">
            <text:p>86.6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5872" calcext:value-type="float">
            <text:p>86.6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9776" calcext:value-type="float">
            <text:p>86.5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892" calcext:value-type="float">
            <text:p>86.6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2824" calcext:value-type="float">
            <text:p>86.6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2824" calcext:value-type="float">
            <text:p>86.6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8064" calcext:value-type="float">
            <text:p>86.6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2824" calcext:value-type="float">
            <text:p>86.6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7584" calcext:value-type="float">
            <text:p>86.5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9776" calcext:value-type="float">
            <text:p>86.5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2344" calcext:value-type="float">
            <text:p>86.5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1488" calcext:value-type="float">
            <text:p>86.5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8816" calcext:value-type="float">
            <text:p>86.5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748" calcext:value-type="float">
            <text:p>86.5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272" calcext:value-type="float">
            <text:p>86.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0152" calcext:value-type="float">
            <text:p>86.5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7104" calcext:value-type="float">
            <text:p>86.5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6144" calcext:value-type="float">
            <text:p>86.4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7" calcext:value-type="float">
            <text:p>86.4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8336" calcext:value-type="float">
            <text:p>86.5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0528" calcext:value-type="float">
            <text:p>86.5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8816" calcext:value-type="float">
            <text:p>86.5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5288" calcext:value-type="float">
            <text:p>86.5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7" calcext:value-type="float">
            <text:p>86.4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6144" calcext:value-type="float">
            <text:p>86.4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3952" calcext:value-type="float">
            <text:p>86.4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7" calcext:value-type="float">
            <text:p>86.4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1384" calcext:value-type="float">
            <text:p>86.5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7856" calcext:value-type="float">
            <text:p>86.4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3096" calcext:value-type="float">
            <text:p>86.4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272" calcext:value-type="float">
            <text:p>86.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0904" calcext:value-type="float">
            <text:p>86.4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652" calcext:value-type="float">
            <text:p>86.4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8232" calcext:value-type="float">
            <text:p>86.4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3472" calcext:value-type="float">
            <text:p>86.4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0424" calcext:value-type="float">
            <text:p>86.4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62616" calcext:value-type="float">
            <text:p>86.4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3952" calcext:value-type="float">
            <text:p>86.4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3472" calcext:value-type="float">
            <text:p>86.4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9568" calcext:value-type="float">
            <text:p>86.4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9944" calcext:value-type="float">
            <text:p>86.4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1656" calcext:value-type="float">
            <text:p>86.4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2992" calcext:value-type="float">
            <text:p>86.4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4328" calcext:value-type="float">
            <text:p>86.4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8232" calcext:value-type="float">
            <text:p>86.4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7376" calcext:value-type="float">
            <text:p>86.4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556" calcext:value-type="float">
            <text:p>86.3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9464" calcext:value-type="float">
            <text:p>86.3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1656" calcext:value-type="float">
            <text:p>86.4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6416" calcext:value-type="float">
            <text:p>86.3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4224" calcext:value-type="float">
            <text:p>86.3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3744" calcext:value-type="float">
            <text:p>86.3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8128" calcext:value-type="float">
            <text:p>86.3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1176" calcext:value-type="float">
            <text:p>86.3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2512" calcext:value-type="float">
            <text:p>86.3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3848" calcext:value-type="float">
            <text:p>86.4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508" calcext:value-type="float">
            <text:p>86.3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0696" calcext:value-type="float">
            <text:p>86.3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55936" calcext:value-type="float">
            <text:p>86.3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2408" calcext:value-type="float">
            <text:p>86.3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3264" calcext:value-type="float">
            <text:p>86.3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3264" calcext:value-type="float">
            <text:p>86.3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55936" calcext:value-type="float">
            <text:p>86.3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52888" calcext:value-type="float">
            <text:p>86.3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888" calcext:value-type="float">
            <text:p>86.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0216" calcext:value-type="float">
            <text:p>86.3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412" calcext:value-type="float">
            <text:p>86.3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9736" calcext:value-type="float">
            <text:p>86.2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4496" calcext:value-type="float">
            <text:p>86.2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4496" calcext:value-type="float">
            <text:p>86.2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0592" calcext:value-type="float">
            <text:p>86.2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1448" calcext:value-type="float">
            <text:p>86.2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5352" calcext:value-type="float">
            <text:p>86.2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4496" calcext:value-type="float">
            <text:p>86.2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2304" calcext:value-type="float">
            <text:p>86.2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6208" calcext:value-type="float">
            <text:p>86.2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2304" calcext:value-type="float">
            <text:p>86.2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7544" calcext:value-type="float">
            <text:p>86.2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792" calcext:value-type="float">
            <text:p>86.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1824" calcext:value-type="float">
            <text:p>86.2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8776" calcext:value-type="float">
            <text:p>86.2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6584" calcext:value-type="float">
            <text:p>86.2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1824" calcext:value-type="float">
            <text:p>86.2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792" calcext:value-type="float">
            <text:p>86.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1824" calcext:value-type="float">
            <text:p>86.2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744" calcext:value-type="float">
            <text:p>86.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3912" calcext:value-type="float">
            <text:p>86.1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6104" calcext:value-type="float">
            <text:p>86.1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6104" calcext:value-type="float">
            <text:p>86.1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0864" calcext:value-type="float">
            <text:p>86.1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0864" calcext:value-type="float">
            <text:p>86.1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2576" calcext:value-type="float">
            <text:p>86.1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172" calcext:value-type="float">
            <text:p>86.1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2576" calcext:value-type="float">
            <text:p>86.1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8672" calcext:value-type="float">
            <text:p>86.1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2576" calcext:value-type="float">
            <text:p>86.1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648" calcext:value-type="float">
            <text:p>86.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0384" calcext:value-type="float">
            <text:p>86.1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4288" calcext:value-type="float">
            <text:p>86.1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9048" calcext:value-type="float">
            <text:p>86.1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8192" calcext:value-type="float">
            <text:p>86.1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9048" calcext:value-type="float">
            <text:p>86.1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8568" calcext:value-type="float">
            <text:p>86.0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7712" calcext:value-type="float">
            <text:p>86.0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6" calcext:value-type="float">
            <text:p>86.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2472" calcext:value-type="float">
            <text:p>86.0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552" calcext:value-type="float">
            <text:p>86.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4664" calcext:value-type="float">
            <text:p>86.0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6856" calcext:value-type="float">
            <text:p>86.0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1136" calcext:value-type="float">
            <text:p>86.0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504" calcext:value-type="float">
            <text:p>86.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4184" calcext:value-type="float">
            <text:p>86.0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4184" calcext:value-type="float">
            <text:p>86.0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028" calcext:value-type="float">
            <text:p>86.0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3328" calcext:value-type="float">
            <text:p>86.0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5896" calcext:value-type="float">
            <text:p>86.0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456" calcext:value-type="float">
            <text:p>86.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1136" calcext:value-type="float">
            <text:p>86.0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6376" calcext:value-type="float">
            <text:p>86.0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9424" calcext:value-type="float">
            <text:p>86.0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1616" calcext:value-type="float">
            <text:p>86.0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3808" calcext:value-type="float">
            <text:p>86.0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5144" calcext:value-type="float">
            <text:p>86.1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648" calcext:value-type="float">
            <text:p>86.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648" calcext:value-type="float">
            <text:p>86.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2576" calcext:value-type="float">
            <text:p>86.1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0384" calcext:value-type="float">
            <text:p>86.1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6" calcext:value-type="float">
            <text:p>86.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8192" calcext:value-type="float">
            <text:p>86.1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8192" calcext:value-type="float">
            <text:p>86.1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4664" calcext:value-type="float">
            <text:p>86.0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9424" calcext:value-type="float">
            <text:p>86.0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2096" calcext:value-type="float">
            <text:p>86.1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6856" calcext:value-type="float">
            <text:p>86.0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076" calcext:value-type="float">
            <text:p>86.0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6" calcext:value-type="float">
            <text:p>86.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0384" calcext:value-type="float">
            <text:p>86.1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5624" calcext:value-type="float">
            <text:p>86.1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5624" calcext:value-type="float">
            <text:p>86.1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7816" calcext:value-type="float">
            <text:p>86.1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5248" calcext:value-type="float">
            <text:p>86.1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8024" calcext:value-type="float">
            <text:p>86.2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0216" calcext:value-type="float">
            <text:p>86.3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3744" calcext:value-type="float">
            <text:p>86.3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7272" calcext:value-type="float">
            <text:p>86.3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7272" calcext:value-type="float">
            <text:p>86.3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984" calcext:value-type="float">
            <text:p>86.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508" calcext:value-type="float">
            <text:p>86.3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7272" calcext:value-type="float">
            <text:p>86.3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032" calcext:value-type="float">
            <text:p>86.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4224" calcext:value-type="float">
            <text:p>86.3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1176" calcext:value-type="float">
            <text:p>86.3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1176" calcext:value-type="float">
            <text:p>86.3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508" calcext:value-type="float">
            <text:p>86.3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8128" calcext:value-type="float">
            <text:p>86.3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8128" calcext:value-type="float">
            <text:p>86.3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508" calcext:value-type="float">
            <text:p>86.3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3744" calcext:value-type="float">
            <text:p>86.3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46" calcext:value-type="float">
            <text:p>86.3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52888" calcext:value-type="float">
            <text:p>86.3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52888" calcext:value-type="float">
            <text:p>86.3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58984" calcext:value-type="float">
            <text:p>86.3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984" calcext:value-type="float">
            <text:p>86.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3744" calcext:value-type="float">
            <text:p>86.3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58984" calcext:value-type="float">
            <text:p>86.3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55936" calcext:value-type="float">
            <text:p>86.3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46" calcext:value-type="float">
            <text:p>86.3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8504" calcext:value-type="float">
            <text:p>86.3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7648" calcext:value-type="float">
            <text:p>86.3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46" calcext:value-type="float">
            <text:p>86.3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5456" calcext:value-type="float">
            <text:p>86.3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936" calcext:value-type="float">
            <text:p>86.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3264" calcext:value-type="float">
            <text:p>86.3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2408" calcext:value-type="float">
            <text:p>86.3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8504" calcext:value-type="float">
            <text:p>86.3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8504" calcext:value-type="float">
            <text:p>86.3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1552" calcext:value-type="float">
            <text:p>86.3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8504" calcext:value-type="float">
            <text:p>86.3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6312" calcext:value-type="float">
            <text:p>86.3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3264" calcext:value-type="float">
            <text:p>86.3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6312" calcext:value-type="float">
            <text:p>86.3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3264" calcext:value-type="float">
            <text:p>86.3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3264" calcext:value-type="float">
            <text:p>86.3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3264" calcext:value-type="float">
            <text:p>86.3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6312" calcext:value-type="float">
            <text:p>86.3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7168" calcext:value-type="float">
            <text:p>86.3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7168" calcext:value-type="float">
            <text:p>86.3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8024" calcext:value-type="float">
            <text:p>86.2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7168" calcext:value-type="float">
            <text:p>86.3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0216" calcext:value-type="float">
            <text:p>86.3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0216" calcext:value-type="float">
            <text:p>86.3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1072" calcext:value-type="float">
            <text:p>86.3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3264" calcext:value-type="float">
            <text:p>86.3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3264" calcext:value-type="float">
            <text:p>86.3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0216" calcext:value-type="float">
            <text:p>86.3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3264" calcext:value-type="float">
            <text:p>86.3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7168" calcext:value-type="float">
            <text:p>86.3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1072" calcext:value-type="float">
            <text:p>86.3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412" calcext:value-type="float">
            <text:p>86.3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7168" calcext:value-type="float">
            <text:p>86.3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1072" calcext:value-type="float">
            <text:p>86.3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1928" calcext:value-type="float">
            <text:p>86.2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1072" calcext:value-type="float">
            <text:p>86.3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3264" calcext:value-type="float">
            <text:p>86.3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6312" calcext:value-type="float">
            <text:p>86.3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8-1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936" calcext:value-type="float">
            <text:p>86.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3264" calcext:value-type="float">
            <text:p>86.3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2408" calcext:value-type="float">
            <text:p>86.3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936" calcext:value-type="float">
            <text:p>86.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6312" calcext:value-type="float">
            <text:p>86.3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3264" calcext:value-type="float">
            <text:p>86.3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936" calcext:value-type="float">
            <text:p>86.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8504" calcext:value-type="float">
            <text:p>86.3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8504" calcext:value-type="float">
            <text:p>86.3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936" calcext:value-type="float">
            <text:p>86.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1552" calcext:value-type="float">
            <text:p>86.3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1552" calcext:value-type="float">
            <text:p>86.3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3744" calcext:value-type="float">
            <text:p>86.3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3744" calcext:value-type="float">
            <text:p>86.3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8128" calcext:value-type="float">
            <text:p>86.3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6416" calcext:value-type="float">
            <text:p>86.3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9088" calcext:value-type="float">
            <text:p>86.4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0424" calcext:value-type="float">
            <text:p>86.4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3952" calcext:value-type="float">
            <text:p>86.4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176" calcext:value-type="float">
            <text:p>86.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8336" calcext:value-type="float">
            <text:p>86.5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2824" calcext:value-type="float">
            <text:p>86.6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1696" calcext:value-type="float">
            <text:p>86.7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5056" calcext:value-type="float">
            <text:p>86.9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1736" calcext:value-type="float">
            <text:p>87.0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4304" calcext:value-type="float">
            <text:p>87.0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2968" calcext:value-type="float">
            <text:p>86.9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3344" calcext:value-type="float">
            <text:p>86.9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2008" calcext:value-type="float">
            <text:p>86.9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896" calcext:value-type="float">
            <text:p>86.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2864" calcext:value-type="float">
            <text:p>86.9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8856" calcext:value-type="float">
            <text:p>86.8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6184" calcext:value-type="float">
            <text:p>86.8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7416" calcext:value-type="float">
            <text:p>86.7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3888" calcext:value-type="float">
            <text:p>86.7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2072" calcext:value-type="float">
            <text:p>86.6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94" calcext:value-type="float">
            <text:p>86.6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7208" calcext:value-type="float">
            <text:p>86.6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9776" calcext:value-type="float">
            <text:p>86.5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4912" calcext:value-type="float">
            <text:p>86.5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748" calcext:value-type="float">
            <text:p>86.5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224" calcext:value-type="float">
            <text:p>86.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62616" calcext:value-type="float">
            <text:p>86.4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8232" calcext:value-type="float">
            <text:p>86.4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2136" calcext:value-type="float">
            <text:p>86.4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8608" calcext:value-type="float">
            <text:p>86.3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58984" calcext:value-type="float">
            <text:p>86.3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936" calcext:value-type="float">
            <text:p>86.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7168" calcext:value-type="float">
            <text:p>86.3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0216" calcext:value-type="float">
            <text:p>86.3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4976" calcext:value-type="float">
            <text:p>86.2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9736" calcext:value-type="float">
            <text:p>86.2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6208" calcext:value-type="float">
            <text:p>86.2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3536" calcext:value-type="float">
            <text:p>86.2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5728" calcext:value-type="float">
            <text:p>86.2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1344" calcext:value-type="float">
            <text:p>86.1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9528" calcext:value-type="float">
            <text:p>86.1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124" calcext:value-type="float">
            <text:p>86.1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124" calcext:value-type="float">
            <text:p>86.1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7816" calcext:value-type="float">
            <text:p>86.1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7712" calcext:value-type="float">
            <text:p>86.0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552" calcext:value-type="float">
            <text:p>86.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8568" calcext:value-type="float">
            <text:p>86.0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08464" calcext:value-type="float">
            <text:p>86.0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932" calcext:value-type="float">
            <text:p>85.9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932" calcext:value-type="float">
            <text:p>85.9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32264" calcext:value-type="float">
            <text:p>85.9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6168" calcext:value-type="float">
            <text:p>85.9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264" calcext:value-type="float">
            <text:p>85.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5208" calcext:value-type="float">
            <text:p>85.8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3872" calcext:value-type="float">
            <text:p>85.8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4728" calcext:value-type="float">
            <text:p>85.8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07296" calcext:value-type="float">
            <text:p>85.8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61576" calcext:value-type="float">
            <text:p>85.7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6336" calcext:value-type="float">
            <text:p>85.7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9072" calcext:value-type="float">
            <text:p>85.5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4208" calcext:value-type="float">
            <text:p>85.4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3248" calcext:value-type="float">
            <text:p>85.4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876" calcext:value-type="float">
            <text:p>85.3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3896" calcext:value-type="float">
            <text:p>85.2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3792" calcext:value-type="float">
            <text:p>85.2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6736" calcext:value-type="float">
            <text:p>85.1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8824" calcext:value-type="float">
            <text:p>85.0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06-10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5296" calcext:value-type="float">
            <text:p>85.0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1536" calcext:value-type="float">
            <text:p>85.4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6504" calcext:value-type="float">
            <text:p>85.5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6404" calcext:value-type="float">
            <text:p>85.6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98152" calcext:value-type="float">
            <text:p>85.7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5548" calcext:value-type="float">
            <text:p>85.7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67672" calcext:value-type="float">
            <text:p>85.7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5548" calcext:value-type="float">
            <text:p>85.7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5376" calcext:value-type="float">
            <text:p>85.6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0136" calcext:value-type="float">
            <text:p>85.6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88" calcext:value-type="float">
            <text:p>85.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2328" calcext:value-type="float">
            <text:p>85.6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6608" calcext:value-type="float">
            <text:p>85.6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6608" calcext:value-type="float">
            <text:p>85.6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0512" calcext:value-type="float">
            <text:p>85.6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3936" calcext:value-type="float">
            <text:p>85.5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0888" calcext:value-type="float">
            <text:p>85.5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64" calcext:value-type="float">
            <text:p>85.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7736" calcext:value-type="float">
            <text:p>85.5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7256" calcext:value-type="float">
            <text:p>85.4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7632" calcext:value-type="float">
            <text:p>85.4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1056" calcext:value-type="float">
            <text:p>85.4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496" calcext:value-type="float">
            <text:p>85.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8384" calcext:value-type="float">
            <text:p>85.3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3624" calcext:value-type="float">
            <text:p>85.3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9616" calcext:value-type="float">
            <text:p>85.3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3416" calcext:value-type="float">
            <text:p>85.2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4752" calcext:value-type="float">
            <text:p>85.2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3792" calcext:value-type="float">
            <text:p>85.2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6736" calcext:value-type="float">
            <text:p>85.1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7592" calcext:value-type="float">
            <text:p>85.1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5296" calcext:value-type="float">
            <text:p>85.0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0912" calcext:value-type="float">
            <text:p>85.0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3" calcext:value-type="float">
            <text:p>84.9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5944" calcext:value-type="float">
            <text:p>84.8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9744" calcext:value-type="float">
            <text:p>84.8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3168" calcext:value-type="float">
            <text:p>84.7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1832" calcext:value-type="float">
            <text:p>84.7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9536" calcext:value-type="float">
            <text:p>84.6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772" calcext:value-type="float">
            <text:p>84.6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45424" calcext:value-type="float">
            <text:p>84.5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9704" calcext:value-type="float">
            <text:p>84.4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7408" calcext:value-type="float">
            <text:p>84.4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2544" calcext:value-type="float">
            <text:p>84.3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0248" calcext:value-type="float">
            <text:p>84.2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5384" calcext:value-type="float">
            <text:p>84.2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8328" calcext:value-type="float">
            <text:p>84.1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1648" calcext:value-type="float">
            <text:p>84.0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0208" calcext:value-type="float">
            <text:p>83.9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7912" calcext:value-type="float">
            <text:p>83.8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1232" calcext:value-type="float">
            <text:p>83.7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76" calcext:value-type="float">
            <text:p>83.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1088" calcext:value-type="float">
            <text:p>83.3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3072" calcext:value-type="float">
            <text:p>83.2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9816" calcext:value-type="float">
            <text:p>83.1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7416" calcext:value-type="float">
            <text:p>82.9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01968" calcext:value-type="float">
            <text:p>82.8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9464" calcext:value-type="float">
            <text:p>82.5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0488" calcext:value-type="float">
            <text:p>82.3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3224" calcext:value-type="float">
            <text:p>82.1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9008" calcext:value-type="float">
            <text:p>81.9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3936" calcext:value-type="float">
            <text:p>81.7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1912" calcext:value-type="float">
            <text:p>81.5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54752" calcext:value-type="float">
            <text:p>81.4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2352" calcext:value-type="float">
            <text:p>81.3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25568" calcext:value-type="float">
            <text:p>81.1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67072" calcext:value-type="float">
            <text:p>80.9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0916" calcext:value-type="float">
            <text:p>80.9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47032" calcext:value-type="float">
            <text:p>80.6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576" calcext:value-type="float">
            <text:p>80.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6512" calcext:value-type="float">
            <text:p>80.2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9936" calcext:value-type="float">
            <text:p>80.2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05528" calcext:value-type="float">
            <text:p>80.8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6064" calcext:value-type="float">
            <text:p>82.0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9648" calcext:value-type="float">
            <text:p>83.2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7976" calcext:value-type="float">
            <text:p>83.6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8456" calcext:value-type="float">
            <text:p>83.6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88352" calcext:value-type="float">
            <text:p>83.5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1192" calcext:value-type="float">
            <text:p>83.4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5952" calcext:value-type="float">
            <text:p>83.4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0128" calcext:value-type="float">
            <text:p>83.3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0104" calcext:value-type="float">
            <text:p>87.7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63504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28" calcext:value-type="float">
            <text:p>87.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128" meta:object-count="0"/>
    <meta:user-defined meta:name="AppVersion">3.0</meta:user-defined>
  </office:meta>
</office:document-meta>
</file>